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c96de" officeooo:paragraph-rsid="000c96d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c96de" officeooo:paragraph-rsid="000c96de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dad71" officeooo:paragraph-rsid="000dad71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bold" officeooo:rsid="000c96de" officeooo:paragraph-rsid="000c96de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fo:font-weight="bold" officeooo:rsid="000dad71" officeooo:paragraph-rsid="000dad71" style:font-size-asian="14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tória</text:p>
      <text:p text:style-name="P4"/>
      <text:p text:style-name="P4">Prefácio:</text:p>
      <text:p text:style-name="P4"/>
      <text:p text:style-name="P2">Tudo começou no mono-motor com Jhon dentro indo em busca de um tesouro perdido na pirâmide abandonada. Jhon estava vendo um bilhete deixado do seu pai deixando pistas sobre a pirâmide e seu grande tesouros na carta mostra a localização do tesouro perdido e então ele se dirigia até lá.</text:p>
      <text:p text:style-name="P2">Jhon desce na ilha e se dirige até a pirâmide, se espanta com o tamanho dela, e ele começa a ter recordações de seu pai lhe explicando tudo sobre o tesouro e segue em frente.</text:p>
      <text:p text:style-name="P2"/>
      <text:p text:style-name="P4">Capítulo I </text:p>
      <text:p text:style-name="P3">A princípio ele estava tudo bem mas Jhon fica preso na pirâmide, porém fica calmo pois se lembra do bilhete de seu pai que isso iria acontecer.</text:p>
      <text:p text:style-name="P3">Para ir para outro bloco da pirâmide ele precisar achar 3 pergaminhos para revelar a chave e ir para o outro bloco da pirâmide.</text:p>
      <text:p text:style-name="P3">Ele se admira a quantidade de armadilhas que tem na pirâmide mas não se amedronta e segue o caminho.</text:p>
      <text:p text:style-name="P5"/>
      <text:p text:style-name="P5">Capítulo II</text:p>
      <text:p text:style-name="P5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9T15:20:08.462000000</meta:creation-date>
    <dc:date>2019-10-19T15:36:26.171000000</dc:date>
    <meta:editing-duration>PT5M27S</meta:editing-duration>
    <meta:editing-cycles>1</meta:editing-cycles>
    <meta:document-statistic meta:table-count="0" meta:image-count="0" meta:object-count="0" meta:page-count="1" meta:paragraph-count="9" meta:word-count="161" meta:character-count="868" meta:non-whitespace-character-count="715"/>
    <meta:generator>LibreOffice/6.3.2.2$Windows_X86_64 LibreOffice_project/98b30e735bda24bc04ab42594c85f7fd8be07b9c</meta:generator>
  </office:meta>
</office:document-meta>
</file>